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5.0902in" svg:y="0.3642in">
            <draw:object draw:notify-on-update-of-ranges="Sheet1.B5:Sheet1.B11 Sheet1.C5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grade=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.20935" calcext:value-type="float">
            <text:p>1.209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0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.9352" calcext:value-type="float">
            <text:p>1.93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7827" calcext:value-type="float">
            <text:p>1.578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17395" calcext:value-type="float">
            <text:p>0.173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-1.19754" calcext:value-type="float">
            <text:p>-1.197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-3.64562" calcext:value-type="float">
            <text:p>-3.645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-4.38778" calcext:value-type="float">
            <text:p>-4.3877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i(x)</text:p>
          </table:table-cell>
          <table:table-cell table:style-name="ce1" office:value-type="string" calcext:value-type="string">
            <text:p>f(xi)</text:p>
          </table:table-cell>
          <table:table-cell table:style-name="ce1" office:value-type="string" calcext:value-type="string">
            <text:p>Li(x).f(xi)</text:p>
          </table:table-cell>
        </table:table-row>
        <table:table-row table:style-name="ro1">
          <table:table-cell/>
          <table:table-cell table:style-name="ce1" office:value-type="float" office:value="2.1" calcext:value-type="float">
            <text:p>2.1</text:p>
          </table:table-cell>
          <table:table-cell table:style-name="ce2" table:formula="of:=(([.$C$13]-[.B7])/([.B6]-[.B7]))*(([.$C$13]-[.B8])/([.B6]-[.B8]))*(([.$C$13]-[.B9])/([.B6]-[.B9]))" office:value-type="float" office:value="-0.0857142857142858" calcext:value-type="float">
            <text:p>-0.085714</text:p>
          </table:table-cell>
          <table:table-cell table:style-name="ce1" office:value-type="float" office:value="1.9352" calcext:value-type="float">
            <text:p>1.9352</text:p>
          </table:table-cell>
          <table:table-cell table:style-name="ce2" table:formula="of:=[.C17]*[.D17]" office:value-type="float" office:value="-0.165874285714286" calcext:value-type="float">
            <text:p>-0.165874</text:p>
          </table:table-cell>
        </table:table-row>
        <table:table-row table:style-name="ro1">
          <table:table-cell/>
          <table:table-cell table:style-name="ce1" office:value-type="float" office:value="2.5" calcext:value-type="float">
            <text:p>2.5</text:p>
          </table:table-cell>
          <table:table-cell table:style-name="ce2" table:formula="of:=(([.$C$13]-[.B6])/([.B7]-[.B6]))*(([.$C$13]-[.B8])/([.B7]-[.B8]))*(([.$C$13]-[.B9])/([.B7]-[.B9]))" office:value-type="float" office:value="0.4" calcext:value-type="float">
            <text:p>0.400000</text:p>
          </table:table-cell>
          <table:table-cell table:style-name="ce1" office:value-type="float" office:value="1.57827" calcext:value-type="float">
            <text:p>1.57827</text:p>
          </table:table-cell>
          <table:table-cell table:style-name="ce1" table:formula="of:=[.C18]*[.D18]" office:value-type="float" office:value="0.631308000000001" calcext:value-type="float">
            <text:p>0.631308000000001</text:p>
          </table:table-cell>
        </table:table-row>
        <table:table-row table:style-name="ro1">
          <table:table-cell/>
          <table:table-cell table:style-name="ce1" office:value-type="float" office:value="3.1" calcext:value-type="float">
            <text:p>3.1</text:p>
          </table:table-cell>
          <table:table-cell table:style-name="ce2" table:formula="of:=(([.$C$13]-[.B6])/([.B8]-[.B6]))*(([.$C$13]-[.B7])/([.B8]-[.B7]))*(([.$C$13]-[.B9])/([.B8]-[.B9]))" office:value-type="float" office:value="0.8" calcext:value-type="float">
            <text:p>0.800000</text:p>
          </table:table-cell>
          <table:table-cell table:style-name="ce1" office:value-type="float" office:value="0.17395" calcext:value-type="float">
            <text:p>0.17395</text:p>
          </table:table-cell>
          <table:table-cell table:style-name="ce1" table:formula="of:=[.C19]*[.D19]" office:value-type="float" office:value="0.13916" calcext:value-type="float">
            <text:p>0.13916</text:p>
          </table:table-cell>
        </table:table-row>
        <table:table-row table:style-name="ro1">
          <table:table-cell/>
          <table:table-cell table:style-name="ce1" office:value-type="float" office:value="3.5" calcext:value-type="float">
            <text:p>3.5</text:p>
          </table:table-cell>
          <table:table-cell table:style-name="ce2" table:formula="of:=(([.$C$13]-[.B6])/([.B9]-[.B6]))*(([.$C$13]-[.B7])/([.B9]-[.B7]))*(([.$C$13]-[.B8])/([.B9]-[.B8]))" office:value-type="float" office:value="-0.114285714285714" calcext:value-type="float">
            <text:p>-0.114286</text:p>
          </table:table-cell>
          <table:table-cell table:style-name="ce1" office:value-type="float" office:value="-1.19754" calcext:value-type="float">
            <text:p>-1.19754</text:p>
          </table:table-cell>
          <table:table-cell table:style-name="ce2" table:formula="of:=[.C20]*[.D20]" office:value-type="float" office:value="0.136861714285714" calcext:value-type="float">
            <text:p>0.136862</text:p>
          </table:table-cell>
        </table:table-row>
        <table:table-row table:style-name="ro1">
          <table:table-cell table:number-columns-repeated="4"/>
          <table:table-cell table:style-name="ce3" table:formula="of:=SUM([.E17:.E20])" office:value-type="float" office:value="0.741455428571429" calcext:value-type="float">
            <text:p>0.74146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3:59:14.260311322</meta:creation-date>
    <dc:date>2024-11-28T04:34:44.735953718</dc:date>
    <meta:editing-duration>PT35M18S</meta:editing-duration>
    <meta:editing-cycles>31</meta:editing-cycles>
    <meta:generator>LibreOffice/24.2.6.2$Linux_X86_64 LibreOffice_project/420$Build-2</meta:generator>
    <meta:document-statistic meta:table-count="1" meta:cell-count="4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65cm" svg:y="4.192cm" style:legend-expansion="high" chart:style-name="ch2"/>
        <chart:plot-area chart:style-name="ch3" table:cell-range-address="Sheet1.B5:Sheet1.C11" svg:x="0.319cm" svg:y="0.179cm" svg:width="12.427cm" svg:height="8.631cm">
          <chart:coordinate-region svg:x="0.888cm" svg:y="0.381cm" svg:width="11.762cm" svg:height="8.22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5:Sheet1.C11" chart:class="chart:scatter">
            <chart:domain table:cell-range-address="Sheet1.B5:Sheet1.B11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11</svg:desc>
                </draw:g>
              </table:table-cell>
              <table:table-cell office:value-type="float" office:value="1.20935">
                <text:p>1.20935</text:p>
                <draw:g>
                  <svg:desc>Sheet1.C5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1.9352">
                <text:p>1.9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.57827">
                <text:p>1.57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0.17395">
                <text:p>0.1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-1.19754">
                <text:p>-1.19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-3.64562">
                <text:p>-3.64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-4.38778">
                <text:p>-4.38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